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22a233" officeooo:paragraph-rsid="002b8482"/>
    </style:style>
    <style:style style:name="P9" style:family="paragraph" style:parent-style-name="Text_20_body">
      <style:text-properties officeooo:rsid="002b8482" officeooo:paragraph-rsid="002b8482"/>
    </style:style>
    <style:style style:name="P10" style:family="paragraph" style:parent-style-name="Text_20_body">
      <style:text-properties fo:font-weight="normal" officeooo:rsid="002df155" officeooo:paragraph-rsid="0022a233" style:font-weight-asian="normal" style:font-weight-complex="normal"/>
    </style:style>
    <style:style style:name="P11" style:family="paragraph" style:parent-style-name="Text_20_body">
      <style:text-properties fo:font-weight="normal" officeooo:rsid="002df155" officeooo:paragraph-rsid="002df155" style:font-weight-asian="normal" style:font-weight-complex="normal"/>
    </style:style>
    <style:style style:name="P12" style:family="paragraph" style:parent-style-name="Text_20_body">
      <style:text-properties fo:font-weight="bold" officeooo:rsid="002fd744" officeooo:paragraph-rsid="002fd744" style:font-weight-asian="bold" style:font-weight-complex="bold"/>
    </style:style>
    <style:style style:name="P13" style:family="paragraph" style:parent-style-name="Text_20_body">
      <style:text-properties fo:font-weight="normal" officeooo:rsid="002fd744" officeooo:paragraph-rsid="002fd744" style:font-weight-asian="normal" style:font-weight-complex="normal"/>
    </style:style>
    <style:style style:name="P14" style:family="paragraph" style:parent-style-name="Text_20_body">
      <style:text-properties officeooo:rsid="00181448" officeooo:paragraph-rsid="00181448"/>
    </style:style>
    <style:style style:name="P15" style:family="paragraph" style:parent-style-name="Text_20_body">
      <style:text-properties officeooo:rsid="0020e5fc" officeooo:paragraph-rsid="0020e5fc"/>
    </style:style>
    <style:style style:name="P16" style:family="paragraph" style:parent-style-name="Text_20_body">
      <style:text-properties officeooo:rsid="00227100" officeooo:paragraph-rsid="00227100"/>
    </style:style>
    <style:style style:name="P17" style:family="paragraph" style:parent-style-name="Text_20_body">
      <style:text-properties officeooo:rsid="0025f701" officeooo:paragraph-rsid="0025f701"/>
    </style:style>
    <style:style style:name="P18" style:family="paragraph" style:parent-style-name="Text_20_body">
      <style:text-properties officeooo:rsid="00264324" officeooo:paragraph-rsid="00264324"/>
    </style:style>
    <style:style style:name="P19" style:family="paragraph" style:parent-style-name="Heading_20_1">
      <style:paragraph-properties fo:break-before="page"/>
      <style:text-properties officeooo:rsid="00162895" officeooo:paragraph-rsid="00162895"/>
    </style:style>
    <style:style style:name="P20" style:family="paragraph" style:parent-style-name="Text_20_body">
      <style:text-properties officeooo:paragraph-rsid="00186a18"/>
    </style:style>
    <style:style style:name="P21" style:family="paragraph" style:parent-style-name="Text_20_body">
      <style:text-properties officeooo:paragraph-rsid="001a6f2c"/>
    </style:style>
    <style:style style:name="P22" style:family="paragraph" style:parent-style-name="Text_20_body">
      <style:text-properties officeooo:rsid="00274810" officeooo:paragraph-rsid="00274810"/>
    </style:style>
    <style:style style:name="T1" style:family="text">
      <style:text-properties officeooo:rsid="0027276a"/>
    </style:style>
    <style:style style:name="T2" style:family="text">
      <style:text-properties officeooo:rsid="0025f701"/>
    </style:style>
    <style:style style:name="T3" style:family="text">
      <style:text-properties officeooo:rsid="002b8482"/>
    </style:style>
    <style:style style:name="T4" style:family="text">
      <style:text-properties officeooo:rsid="002351a4"/>
    </style:style>
    <style:style style:name="T5" style:family="text">
      <style:text-properties fo:font-weight="bold" officeooo:rsid="002b8482" style:font-weight-asian="bold" style:font-weight-complex="bold"/>
    </style:style>
    <style:style style:name="T6" style:family="text">
      <style:text-properties fo:font-weight="bold" officeooo:rsid="002bff79" style:font-weight-asian="bold" style:font-weight-complex="bold"/>
    </style:style>
    <style:style style:name="T7" style:family="text">
      <style:text-properties officeooo:rsid="002bff79"/>
    </style:style>
    <style:style style:name="T8" style:family="text">
      <style:text-properties fo:font-weight="bold" style:font-weight-asian="bold" style:font-weight-complex="bold"/>
    </style:style>
    <style:style style:name="T9" style:family="text">
      <style:text-properties officeooo:rsid="002dbbe0"/>
    </style:style>
    <style:style style:name="T10" style:family="text">
      <style:text-properties fo:font-weight="bold" officeooo:rsid="002dbbe0" style:font-weight-asian="bold" style:font-weight-complex="bold"/>
    </style:style>
    <style:style style:name="T11" style:family="text">
      <style:text-properties style:text-position="super 58%" officeooo:rsid="002dbbe0"/>
    </style:style>
    <style:style style:name="T12" style:family="text">
      <style:text-properties fo:font-weight="normal" officeooo:rsid="002df155" style:font-weight-asian="normal" style:font-weight-complex="normal"/>
    </style:style>
    <style:style style:name="T13" style:family="text">
      <style:text-properties officeooo:rsid="002fd744"/>
    </style:style>
    <style:style style:name="T14" style:family="text">
      <style:text-properties fo:font-weight="bold" officeooo:rsid="002fd744"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18f22a"/>
    </style:style>
    <style:style style:name="T17" style:family="text">
      <style:text-properties officeooo:rsid="001bb0f4"/>
    </style:style>
    <style:style style:name="T18" style:family="text">
      <style:text-properties style:text-position="super 58%" officeooo:rsid="00274810"/>
    </style:style>
    <style:style style:name="T19" style:family="text">
      <style:text-properties officeooo:rsid="0020e5fc"/>
    </style:style>
    <style:style style:name="T20" style:family="text">
      <style:text-properties officeooo:rsid="00216f07"/>
    </style:style>
    <style:style style:name="T21" style:family="text">
      <style:text-properties style:text-position="super 58%"/>
    </style:style>
    <style:style style:name="T22" style:family="text">
      <style:text-properties officeooo:rsid="00274810"/>
    </style:style>
    <style:style style:name="T23" style:family="text">
      <style:text-properties officeooo:rsid="00264324"/>
    </style:style>
    <style:style style:name="T24" style:family="text">
      <style:text-properties officeooo:rsid="00186a18"/>
    </style:style>
    <style:style style:name="T25" style:family="text">
      <style:text-properties fo:font-style="italic" style:font-style-asian="italic" style:font-style-complex="italic"/>
    </style:style>
    <style:style style:name="T26" style:family="text">
      <style:text-properties officeooo:rsid="0028724b"/>
    </style:style>
    <style:style style:name="T27" style:family="text">
      <style:text-properties officeooo:rsid="001a6f2c"/>
    </style:style>
    <style:style style:name="T28"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ext:span text:style-name="T1">Lorem Ipsum</text:span>]</text:p>
      <text:h text:style-name="P6" text:outline-level="1"><text:bookmark-start text:name="__RefHeading___Toc294_1776652832"/>Analysis<text:bookmark-end text:name="__RefHeading___Toc294_1776652832"/></text:h>
      <text:p text:style-name="P7">The client want<text:span text:style-name="T2">s</text:span> an <text:span text:style-name="T3">M3</text:span> enigma machine that can encrypt and decrypt messages with a graphical interface to allow easy usage, this has resulted in a few agreed-<text:span text:style-name="T4">upon</text:span> objectives:</text:p>
      <text:p text:style-name="P7"><text:span text:style-name="T5">obj. 1</text:span> a working algorithm that allows encryption <text:span text:style-name="T4">(the backend)</text:span></text:p>
      <text:p text:style-name="P7"><text:tab/><text:span text:style-name="T5">obj. 1.1</text:span><text:span text:style-name="T3"> a rotor object to represent the enigma rotors</text:span></text:p>
      <text:p text:style-name="P7"><text:tab/><text:tab/><text:span text:style-name="T5">obj. 1.1.1</text:span><text:span text:style-name="T3"> an array to represent the shifts a rotor contains</text:span></text:p>
      <text:p text:style-name="P7"><text:tab/><text:tab/><text:span text:style-name="T5">obj. 1.1.2</text:span><text:span text:style-name="T3"> an array to represent the shifts a rotor contains when traversing the <text:tab/><text:tab/><text:tab/><text:tab/>machine in the reverse direction</text:span></text:p>
      <text:p text:style-name="P7"><text:tab/><text:tab/><text:span text:style-name="T6">obj. 1.1.3</text:span><text:span text:style-name="T7"> a class constructor that allows a given string of characters to be parsed as a <text:tab/><text:tab/><text:tab/>set of shifts from the alphabet (e.g. FJN represents shifts from ABC: A → F, <text:s/><text:tab/><text:tab/><text:tab/>B → J, C → N) and that then assigns these shifts to the arrays of shifts</text:span></text:p>
      <text:p text:style-name="P7"><text:tab/><text:tab/><text:span text:style-name="T5">obj. 1.1.</text:span><text:span text:style-name="T6">4</text:span><text:span text:style-name="T3"> a subroutine for passing a character through the relevant rotor (including a <text:tab/><text:tab/><text:tab/>boolean value to determine the direction of traversal)</text:span></text:p>
      <text:p text:style-name="P7"><text:tab/><text:tab/><text:span text:style-name="T5">obj. 1.1.</text:span><text:span text:style-name="T6">5</text:span><text:span text:style-name="T3"> an element to check whether the rotor is in the turnover position and that <text:tab/><text:tab/><text:tab/>returns a boolean value determining if this is the case</text:span></text:p>
      <text:p text:style-name="P7"><text:tab/><text:span text:style-name="T5">obj. 1.2</text:span><text:span text:style-name="T3"> an object to represent the enigma’s plugboard (‘Steckerbrett’)</text:span></text:p>
      <text:p text:style-name="P8"><text:tab/><text:tab/><text:span text:style-name="T5">obj. 1.2.1</text:span><text:span text:style-name="T3"> a bi-directional hashmap used to map characters to eachother, representing <text:tab/><text:tab/><text:tab/>the behaviour of the plugboard</text:span></text:p>
      <text:p text:style-name="P8"><text:tab/><text:tab/><text:tab/><text:span text:style-name="T6">obj. 1.2.1.1</text:span><text:span text:style-name="T7"> a hash function compatible with every character in the latin <text:tab/><text:tab/><text:tab/><text:tab/><text:tab/>alphabet (using all extended ASCII values as these are the valid inputs <text:tab/><text:tab/><text:tab/><text:tab/>in C++) </text:span></text:p>
      <text:p text:style-name="P8"><text:tab/><text:tab/><text:tab/><text:span text:style-name="T6">obj. 1.2.1.2</text:span><text:span text:style-name="T7"> an array to represent the different available ASCII characters <text:tab/><text:tab/><text:tab/><text:tab/><text:tab/>(keys) and what they map to (values)</text:span></text:p>
      <text:p text:style-name="P9"><text:tab/><text:tab/><text:span text:style-name="T8">obj. 1.2.2</text:span> integration of the bi-directional hashmap into the rest of the machine <text:span text:style-name="T9">and <text:tab/><text:tab/><text:tab/>the algorithm to represent the action of the plugboard</text:span></text:p>
      <text:p text:style-name="P7"><text:tab/><text:span text:style-name="T5">obj. 1.3</text:span><text:span text:style-name="T3"> an object to contain all the parts of the enigma machine</text:span></text:p>
      <text:p text:style-name="P7"><text:tab/><text:tab/><text:span text:style-name="T5">obj. 1.3.1</text:span><text:span text:style-name="T3"> integration of all 3 rotors into the machine object (likely by having an <text:tab/><text:tab/><text:tab/><text:tab/>array of rotors to pull from)</text:span></text:p>
      <text:p text:style-name="P7"><text:tab/><text:tab/><text:span text:style-name="T5">obj. 1.3.2</text:span><text:span text:style-name="T3"> </text:span><text:span text:style-name="T7">values to represent the positions of rotors and an algorithm that accounts <text:tab/><text:tab/><text:tab/>for this when encrypting</text:span></text:p>
      <text:p text:style-name="P7"><text:tab/><text:tab/><text:span text:style-name="T6">obj. 1.3.3</text:span><text:span text:style-name="T7"> a special rotor object to represent the reflector (as the reflector can also be <text:tab/><text:tab/><text:tab/>modelled as a rotor where 2 values map to eachother)</text:span></text:p>
      <text:p text:style-name="P7"><text:soft-page-break/><text:tab/><text:tab/><text:span text:style-name="T6">obj. 1.3.4</text:span><text:span text:style-name="T7"> values to represent the ring settings, and </text:span><text:span text:style-name="T9">appropriate alterations to the <text:tab/><text:tab/><text:tab/><text:tab/>algorithm to account for these</text:span></text:p>
      <text:p text:style-name="P7"><text:tab/><text:tab/><text:span text:style-name="T10">obj. 1.3.5</text:span><text:span text:style-name="T9"> a constructor that uses an input of 3 rotors and a reflector (4</text:span><text:span text:style-name="T11">th</text:span><text:span text:style-name="T9"> rotor object) <text:tab/><text:tab/><text:tab/>that creates an enigma machine object </text:span></text:p>
      <text:p text:style-name="P7"><text:tab/><text:tab/><text:span text:style-name="T10">obj. 1.3.6</text:span><text:span text:style-name="T9"> appropriate methods for setting the ring settings, rotor positions, and <text:tab/><text:tab/><text:tab/><text:tab/>plugboard settings</text:span></text:p>
      <text:p text:style-name="P7"><text:tab/><text:tab/><text:tab/><text:span text:style-name="T10">obj. 1.3.6.1 </text:span><text:span text:style-name="T9">an algorithm to parse plugboard inputs in the format ‘AB CD EF’ <text:tab/><text:tab/><text:tab/><text:tab/>so that they map, for example, A ↔ B, C ↔ D, E ↔ F</text:span></text:p>
      <text:p text:style-name="P7"><text:tab/><text:tab/><text:span text:style-name="T10">obj. 1.3.7</text:span><text:span text:style-name="T9"> a method that encrypts a given plaintext character and returns a ciphertext <text:tab/><text:tab/><text:tab/>character</text:span></text:p>
      <text:p text:style-name="P7"><text:span text:style-name="T3"><text:s/></text:span><text:span text:style-name="T5">obj. 2</text:span> a frontend graphical interface that allows easy use without knowledge of console commands <text:span text:style-name="T4">(“So simple a child could use it”)</text:span></text:p>
      <text:p text:style-name="P7"><text:tab/><text:span text:style-name="T10">obj. 2.1 </text:span><text:span text:style-name="T12">inputs for various engima machine settings</text:span></text:p>
      <text:p text:style-name="P10"><text:tab/><text:tab/><text:span text:style-name="T8">obj. 2.1.1 </text:span>input boxes for selecting which rotors to use</text:p>
      <text:p text:style-name="P10"><text:tab/><text:tab/><text:span text:style-name="T8">obj. 2.1.2 </text:span>input boxes for selecting the initial positions of the rotors</text:p>
      <text:p text:style-name="P10"><text:tab/><text:tab/><text:span text:style-name="T8">obj. 2.1.3</text:span> input boxes for selecting the ring settings of the rotors</text:p>
      <text:p text:style-name="P11"><text:tab/><text:tab/><text:span text:style-name="T8">obj. 2.1.4 </text:span>input box for inputing the plugboard settings</text:p>
      <text:p text:style-name="P11"><text:tab/><text:tab/><text:span text:style-name="T8">obj. 2.1.5</text:span> input box for which reflector to use </text:p>
      <text:p text:style-name="P11"><text:tab/><text:tab/><text:span text:style-name="T8">obj. 2.1.6</text:span> input box for plaintext string to be encrypted</text:p>
      <text:p text:style-name="P11"><text:tab/><text:tab/><text:span text:style-name="T8">obj. 2.1.7 </text:span>appropriate labels indicating what each input box is for and with an <text:tab/><text:tab/><text:tab/><text:tab/>example of how it should be formatted</text:p>
      <text:p text:style-name="P10"><text:tab/><text:span text:style-name="T8">obj. 2.2</text:span> output for encrypted ciphertext</text:p>
      <text:p text:style-name="P10"><text:tab/><text:tab/><text:span text:style-name="T8">obj. 2.2.1</text:span> output box with label that displays the encrypted ciphertext</text:p>
      <text:p text:style-name="P10"><text:tab/><text:span text:style-name="T8">obj. 2.3 </text:span>input validation with error messages to ensure user inputs correctly formatted <text:tab/><text:tab/><text:tab/>settings</text:p>
      <text:p text:style-name="P10"><text:tab/><text:tab/><text:span text:style-name="T8">obj. 2.3.1</text:span> Regex pattern to check formatting of plugboard input (this should be in the <text:tab/><text:tab/><text:tab/>format AB CD EF with an optional space at the end)</text:p>
      <text:p text:style-name="P10"><text:tab/><text:tab/><text:span text:style-name="T8">obj. 2.3.2 </text:span><text:span text:style-name="T13">a regex pattern that checks if the rotor selection input is a valid roman <text:tab/><text:tab/><text:tab/><text:tab/>numeral (as roman numerals are the standard method for naming rotors)</text:span></text:p>
      <text:p text:style-name="P10"><text:tab/><text:tab/><text:span text:style-name="T14">obj. 2.3.3 </text:span><text:span text:style-name="T13">simpler input validation that ensures other fields have correct formatting</text:span></text:p>
      <text:p text:style-name="P10"><text:tab/><text:tab/><text:span text:style-name="T14">obj. 2.3.4</text:span><text:span text:style-name="T13"> a boolean value that represents whether or not the user’s inputed values are <text:tab/><text:tab/><text:tab/>correctly formatted and valid</text:span></text:p>
      <text:p text:style-name="P10"><text:soft-page-break/><text:tab/><text:tab/><text:span text:style-name="T14">obj. 2.3.5 </text:span><text:span text:style-name="T13">appropriate error messages that inform the user which input is invalid and <text:tab/><text:tab/><text:tab/>contain an example of how to correctly format it</text:span></text:p>
      <text:p text:style-name="P10"><text:tab/><text:span text:style-name="T8">obj. 2.4 </text:span>a button that triggers the decryption algorithm and activates the backend</text:p>
      <text:p text:style-name="P12">obj. 3<text:span text:style-name="T15"> an appropriate struct for taking information from the frontend and inserting it into the <text:tab/>backend where it can be processed</text:span></text:p>
      <text:p text:style-name="P13"><text:tab/><text:span text:style-name="T8">obj 3.1</text:span> appropriate variables and arrays to store the settings for the enigma machine</text:p>
      <text:p text:style-name="P13"><text:tab/><text:span text:style-name="T8">obj 3.2</text:span> </text:p>
      <text:p text:style-name="P14">An enigma machine:</text:p>
      <text:p text:style-name="P14"><text:span text:style-name="T16">I</text:span>t will involve having to create rotors for the machine, these rotors can be programmed in a few ways, one will be to use a bi-directional hash map, another will be to use <text:span text:style-name="T1">lists or arrays</text:span>. The rotors themselves would be objects with their own .cpp and .h files, which will provide good encapsulation, the other important part of the rotors would be the turnover latch, <text:span text:style-name="T17">which causes the subsequent rotor to turnover when the current rotor is in the appropriate position</text:span><text:span text:style-name="T18">[1]</text:span><text:span text:style-name="T17">, </text:span><text:span text:style-name="T19">this can be stored as an integer attribute within the Rotor class. </text:span><text:span text:style-name="T20">The rotor is simply a set of wires in a drum connecting each letter to another.</text:span></text:p>
      <text:p text:style-name="P15">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 <text:span text:style-name="T2">as this will allow for easier maintenance in the future</text:span>.</text:p>
      <text:p text:style-name="P15">The algorithm for the Enigma machine can be described as follows:</text:p>
      <text:p text:style-name="P15">- character is input</text:p>
      <text:p text:style-name="P15">- rotor 3 is rotated (if in correct position, also turnover rotor 2, same for rotor 1)</text:p>
      <text:p text:style-name="P15">- 1<text:span text:style-name="T21">st</text:span> pass of character through rotors in forward direction to encrypt character</text:p>
      <text:p text:style-name="P15">- character passed through reflector</text:p>
      <text:p text:style-name="P15">- 2<text:span text:style-name="T21">nd</text:span> pass of character backwards through the rotors to finish encryption<text:span text:style-name="T18">[1]</text:span></text:p>
      <text:p text:style-name="P15">The fact that there is a forwards and backwards pass <text:span text:style-name="T20">means that each rotor will require 2 values for the shift, one for the forward pass, and one for the backward pass, which will necessitate using either a 2D array, 2 Arrays (one for each pass), or a bi-directional hash map</text:span></text:p>
      <text:p text:style-name="P16">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p text:style-name="P17"><text:soft-page-break/>besides, the implementation of the rotors, an enigma machine has 2 other main components, the rings of the rotors, <text:span text:style-name="T22">t</text:span>hese would be most easily represented as a value during setup that increases the shift experienced by the characters during each pass by whatever value the ring is set to<text:span text:style-name="T18">[3]</text:span>, <text:span text:style-name="T23">and this can be stored within the rotor objects</text:span>, and finally, there is a plugboard, which switches 2 characters both before and after encryption<text:span text:style-name="T18">[1]</text:span>, for example, assuming I have the plugboard connections EG BH and press the E key, the signal will first pass through the plugboard, and in reality, a G signal will be sent, and if the rotors then return <text:s/>a B signal, it will be shifted by the plugboard into an H signal as output, the plugboard would be easiest to implement via a <text:span text:style-name="T23">hashmap</text:span>.</text:p>
      <text:p text:style-name="P18">Having considered the theory of how to implement the backend of the enigma machine, I have concluded that the best way to implement the rotors is with 2 arrays containing shifts, as a hashmap would not interact well with the ring’s requirement to be able to change the shift applied by the relevant rotor, thereby ruling out a hashmap due to computational efficiency, however, a hashmap would be ideal for creating the plugboard, which would only need to take a value and replace it.</text:p>
      <text:p text:style-name="P18">In terms of the GUI, 2 main frameworks have caught my attention, QT5 and raylib, both of which have advantages, on the one hand, raylib will allow use over a greater variety of platforms, and has been around far longer, giving the relevant advantages therein, however, QT5 has a really easy design tool available and has a lot of useful features that raylib doesn’t, <text:span text:style-name="T1">in the end, I have decided to use QT5 for this project, as the benefits offered by raylib of more optimised code are not necessary, this will not be programming an incredibly complicated, high-performance program, but just a simple GUI, for which QT5 is better.</text:span></text:p>
      <text:h text:style-name="P19" text:outline-level="1"><text:bookmark-start text:name="__RefHeading___Toc342_1776652832"/>Documented design<text:bookmark-end text:name="__RefHeading___Toc342_1776652832"/></text:h>
      <text:h text:style-name="P19" text:outline-level="1"><text:bookmark-start text:name="__RefHeading___Toc344_1776652832"/>Technical solution<text:bookmark-end text:name="__RefHeading___Toc344_1776652832"/></text:h>
      <text:h text:style-name="P19" text:outline-level="1"><text:bookmark-start text:name="__RefHeading___Toc346_1776652832"/>Testing<text:bookmark-end text:name="__RefHeading___Toc346_1776652832"/></text:h>
      <text:h text:style-name="P19" text:outline-level="1"><text:bookmark-start text:name="__RefHeading___Toc348_1776652832"/>Evaluation<text:bookmark-end text:name="__RefHeading___Toc348_1776652832"/></text:h>
      <text:h text:style-name="P19" text:outline-level="1"><text:bookmark-start text:name="__RefHeading___Toc350_1776652832"/>References<text:bookmark-end text:name="__RefHeading___Toc350_1776652832"/></text:h>
      <text:p text:style-name="P20"><text:span text:style-name="T24">[1] Dufrense S. (2017), “</text:span><text:span text:style-name="T25">The Enigma Enigma: How The Enigma Machine Worked</text:span>”, <text:span text:style-name="T24">[Online], </text:span><text:a xlink:type="simple" xlink:href="https://hackaday.com/2017/08/22/the-enigma-enigma-how-the-enigma-machine-worked/" text:style-name="Internet_20_link" text:visited-style-name="Visited_20_Internet_20_Link"><text:span text:style-name="T24">https://hackaday.com/2017/08/22/the-enigma-enigma-how-the-enigma-machine-worked/</text:span></text:a><text:span text:style-name="T24">, Hackaday, Date last accessed: </text:span><text:span text:style-name="T26">17</text:span><text:span text:style-name="T24">/</text:span><text:span text:style-name="T26">10</text:span><text:span text:style-name="T24">/2025</text:span></text:p>
      <text:p text:style-name="P21"><text:span text:style-name="T27">[2] Stroustrup B. and Sutter H. (2025) “</text:span><text:span text:style-name="T28">C++ Core Guidelines</text:span><text:span text:style-name="T27">”, [Online], </text:span><text:a xlink:type="simple" xlink:href="https://isocpp.github.io/CppCoreGuidelines/CppCoreGuidelines#S-introduction" text:style-name="Internet_20_link" text:visited-style-name="Visited_20_Internet_20_Link"><text:span text:style-name="T27">https://isocpp.github.io/CppCoreGuidelines/CppCoreGuidelines#S-introduction</text:span></text:a><text:span text:style-name="T27">, Github, Date last accessed: 18/06/2025</text:span></text:p>
      <text:p text:style-name="P22">[3] Givera Givera (web alias) (2015), “<text:span text:style-name="T25">How does the ring settings of the enigma change wiring tables</text:span>”[online], <text:a xlink:type="simple" xlink:href="https://crypto.stackexchange.com/questions/29315/how-does-the-ring-settings-of-enigma-change-wiring-tables" text:style-name="Internet_20_link" text:visited-style-name="Visited_20_Internet_20_Link">https://crypto.stackexchange.com/questions/29315/how-does-the-ring-settings-of-enigma-change-wiring-tables</text:a>, Cryptography stack exchange, date last accessed: 28/08/2025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11</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12-12T12:40:00.157451966</dc:date>
    <meta:editing-duration>PT4H31M14S</meta:editing-duration>
    <meta:editing-cycles>14</meta:editing-cycles>
    <meta:generator>LibreOffice/25.8.3.2$Linux_X86_64 LibreOffice_project/580$Build-2</meta:generator>
    <meta:document-statistic meta:table-count="0" meta:image-count="0" meta:object-count="0" meta:page-count="11" meta:paragraph-count="79" meta:word-count="1542" meta:character-count="9429" meta:non-whitespace-character-count="7801"/>
  </office:meta>
</office:document-meta>
</file>